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delimite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Quot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Escap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 characters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/03/2009</text:date>, <text:time>04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16T04:25:35</dc:date>
    <meta:editing-duration>PT17H12M56S</meta:editing-duration>
    <meta:editing-cycles>30</meta:editing-cycles>
    <meta:generator>OpenOffice.org/3.0$Unix OpenOffice.org_project/300m15$Build-9379</meta:gener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